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family="paragraph">
      <style:paragraph-properties fo:margin-bottom="0in" fo:line-height="100%"/>
      <style:text-properties fo:color="#FF0000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Underviser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10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Oprette en underviser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Underviser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<text:s/>Admin<text:s/>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<text:s/>opret<text:s/>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 trykker opret knappen</text:p>
              </text:list-item>
              <text:list-item>
                <text:p text:style-name="P66">PA skriver navn på underviser</text:p>
              </text:list-item>
              <text:list-item>
                <text:p text:style-name="P67">Pa trykker gem</text:p>
              </text:list-item>
            </text:list>
            <text:p text:style-name="P68"/>
          </table:table-cell>
        </table:table-row>
        <table:table-row table:style-name="TableRow69">
          <table:table-cell table:style-name="TableCell70">
            <text:p text:style-name="P71">Alternate flow/</text:p>
            <text:p text:style-name="P72">Exceptions:</text:p>
          </table:table-cell>
          <table:table-cell table:style-name="TableCell73">
            <text:p text:style-name="P74">2a.<text:s/>Er feltet tomt bliver der vist en fejl om dette.</text:p>
            <text:p text:style-name="P75"/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En oversigt over Undervisere vises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>Nikolai Christiansen</text:p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8:26:00Z</meta:creation-date>
    <dc:date>2017-10-27T18:26:00Z</dc:date>
    <meta:template xlink:href="Normal" xlink:type="simple"/>
    <meta:editing-cycles>2</meta:editing-cycles>
    <meta:editing-duration>PT0S</meta:editing-duration>
    <meta:document-statistic meta:page-count="1" meta:paragraph-count="1" meta:word-count="78" meta:character-count="558" meta:row-count="4" meta:non-whitespace-character-count="481"/>
  </office:meta>
</office:document-meta>
</file>